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set value</text:p>
          </table:table-cell>
          <table:table-cell table:style-name="ce2" table:number-columns-repeated="2"/>
          <table:table-cell table:style-name="ce2" office:value-type="string" calcext:value-type="string">
            <text:p>TST_FAMSET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9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INT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0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STAMP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 stamp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stamp</text:p>
          </table:table-cell>
          <table:table-cell table:style-name="ce3" table:formula="of:=[.H11]+10" office:value-type="float" office:value="40" calcext:value-type="float">
            <text:p>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UB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Rée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uble</text:p>
          </table:table-cell>
          <table:table-cell table:style-name="ce3" table:formula="of:=[.H12]+10" office:value-type="float" office:value="50" calcext:value-type="float">
            <text:p>5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M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</text:p>
          </table:table-cell>
          <table:table-cell table:style-name="ce3" table:formula="of:=[.H13]+10" office:value-type="float" office:value="60" calcext:value-type="float">
            <text:p>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OCIDS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ocid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ocid</text:p>
          </table:table-cell>
          <table:table-cell table:style-name="ce3" table:formula="of:=[.H14]+10" office:value-type="float" office:value="70" calcext:value-type="float">
            <text:p>7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multiple=yes</text:p>
          </table:table-cell>
          <table:table-cell table:style-name="ce3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Fi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15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6]+10" office:value-type="float" office:value="90" calcext:value-type="float">
            <text:p>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7]+10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8]+10" office:value-type="float" office:value="110" calcext:value-type="float">
            <text:p>1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IN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9]+10" office:value-type="float" office:value="120" calcext:value-type="float">
            <text:p>1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ILES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File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ile</text:p>
          </table:table-cell>
          <table:table-cell table:style-name="ce3" table:formula="of:=[.H20]+10" office:value-type="float" office:value="130" calcext:value-type="float">
            <text:p>1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21]+10" office:value-type="float" office:value="140" calcext:value-type="float">
            <text:p>1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4" table:number-columns-repeated="256"/>
        </table:table-row>
        <table:table-row table:style-name="ro2" table:number-rows-repeated="104853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5:41:22.907562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6:15:38.952793021</dc:date>
    <dc:creator>eric </dc:creator>
    <meta:generator>LibreOffice/4.3.3.2$Linux_X86_64 LibreOffice_project/430m0$Build-2</meta:generator>
    <meta:editing-duration>PT17H45M28S</meta:editing-duration>
    <meta:editing-cycles>35</meta:editing-cycles>
    <meta:document-statistic meta:table-count="1" meta:cell-count="172" meta:object-count="0"/>
  </office:meta>
</office:document-meta>
</file>